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0.59pt" svg:height="303.87pt" svg:x="726.09pt" svg:y="44.56pt">
            <draw:object draw:notify-on-update-of-ranges="Sheet1.A2:Sheet1.A21 Sheet1.B1:Sheet1.B1 Sheet1.B2:Sheet1.B21 Sheet1.C1:Sheet1.C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dirs</text:p>
          </table:table-cell>
          <table:table-cell office:value-type="string" calcext:value-type="string">
            <text:p>TreeLSTM (wd)</text:p>
          </table:table-cell>
          <table:table-cell office:value-type="string" calcext:value-type="string">
            <text:p>TreeLSTM (cd)</text:p>
          </table:table-cell>
          <table:table-cell table:number-columns-repeated="2" office:value-type="string" calcext:value-type="string">
            <text:p>CCNN (wd)</text:p>
          </table:table-cell>
          <table:table-cell office:value-type="string" calcext:value-type="string">
            <text:p>CCNN (c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7636515214673" calcext:value-type="float">
            <text:p>0.327636515214673</text:p>
          </table:table-cell>
          <table:table-cell office:value-type="float" office:value="0.457830610974417" calcext:value-type="float">
            <text:p>0.457830610974417</text:p>
          </table:table-cell>
          <table:table-cell office:value-type="float" office:value="0.6294" calcext:value-type="float">
            <text:p>0.6294</text:p>
          </table:table-cell>
          <table:table-cell table:formula="of:=[.D2]-0.0835" office:value-type="float" office:value="0.5459" calcext:value-type="float">
            <text:p>0.5459</text:p>
          </table:table-cell>
          <table:table-cell office:value-type="float" office:value="0.58245198" calcext:value-type="float">
            <text:p>0.58245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7494220989367" calcext:value-type="float">
            <text:p>0.337494220989367</text:p>
          </table:table-cell>
          <table:table-cell office:value-type="float" office:value="0.472762711294821" calcext:value-type="float">
            <text:p>0.472762711294821</text:p>
          </table:table-cell>
          <table:table-cell office:value-type="float" office:value="0.6327" calcext:value-type="float">
            <text:p>0.6327</text:p>
          </table:table-cell>
          <table:table-cell table:formula="of:=[.D3]-0.0835" office:value-type="float" office:value="0.5492" calcext:value-type="float">
            <text:p>0.5492</text:p>
          </table:table-cell>
          <table:table-cell office:value-type="float" office:value="0.58340191" calcext:value-type="float">
            <text:p>0.58340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7274744784731" calcext:value-type="float">
            <text:p>0.377274744784731</text:p>
          </table:table-cell>
          <table:table-cell office:value-type="float" office:value="0.483564396907041" calcext:value-type="float">
            <text:p>0.483564396907041</text:p>
          </table:table-cell>
          <table:table-cell office:value-type="float" office:value="0.6377" calcext:value-type="float">
            <text:p>0.6377</text:p>
          </table:table-cell>
          <table:table-cell table:formula="of:=[.D4]-0.0835" office:value-type="float" office:value="0.5542" calcext:value-type="float">
            <text:p>0.5542</text:p>
          </table:table-cell>
          <table:table-cell office:value-type="float" office:value="0.58450674" calcext:value-type="float">
            <text:p>0.58450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9665071770335" calcext:value-type="float">
            <text:p>0.429665071770335</text:p>
          </table:table-cell>
          <table:table-cell office:value-type="float" office:value="0.494626590699737" calcext:value-type="float">
            <text:p>0.494626590699737</text:p>
          </table:table-cell>
          <table:table-cell office:value-type="float" office:value="0.6323" calcext:value-type="float">
            <text:p>0.6323</text:p>
          </table:table-cell>
          <table:table-cell table:formula="of:=[.D5]-0.0835" office:value-type="float" office:value="0.5488" calcext:value-type="float">
            <text:p>0.5488</text:p>
          </table:table-cell>
          <table:table-cell office:value-type="float" office:value="0.59421118" calcext:value-type="float">
            <text:p>0.59421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822429906542" calcext:value-type="float">
            <text:p>0.41822429906542</text:p>
          </table:table-cell>
          <table:table-cell office:value-type="float" office:value="0.514023457419684" calcext:value-type="float">
            <text:p>0.514023457419684</text:p>
          </table:table-cell>
          <table:table-cell office:value-type="float" office:value="0.6358" calcext:value-type="float">
            <text:p>0.6358</text:p>
          </table:table-cell>
          <table:table-cell table:formula="of:=[.D6]-0.0835" office:value-type="float" office:value="0.5523" calcext:value-type="float">
            <text:p>0.5523</text:p>
          </table:table-cell>
          <table:table-cell office:value-type="float" office:value="0.59515482" calcext:value-type="float">
            <text:p>0.59515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8500651890482" calcext:value-type="float">
            <text:p>0.448500651890482</text:p>
          </table:table-cell>
          <table:table-cell office:value-type="float" office:value="0.526401587639096" calcext:value-type="float">
            <text:p>0.526401587639096</text:p>
          </table:table-cell>
          <table:table-cell office:value-type="float" office:value="0.634" calcext:value-type="float">
            <text:p>0.634</text:p>
          </table:table-cell>
          <table:table-cell table:formula="of:=[.D7]-0.0835" office:value-type="float" office:value="0.5505" calcext:value-type="float">
            <text:p>0.5505</text:p>
          </table:table-cell>
          <table:table-cell office:value-type="float" office:value="0.59512175" calcext:value-type="float">
            <text:p>0.595121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1073825503356" calcext:value-type="float">
            <text:p>0.411073825503356</text:p>
          </table:table-cell>
          <table:table-cell office:value-type="float" office:value="0.525095524901237" calcext:value-type="float">
            <text:p>0.525095524901237</text:p>
          </table:table-cell>
          <table:table-cell office:value-type="float" office:value="0.6442" calcext:value-type="float">
            <text:p>0.6442</text:p>
          </table:table-cell>
          <table:table-cell table:formula="of:=[.D8]-0.0835" office:value-type="float" office:value="0.5607" calcext:value-type="float">
            <text:p>0.5607</text:p>
          </table:table-cell>
          <table:table-cell office:value-type="float" office:value="0.59684254" calcext:value-type="float">
            <text:p>0.59684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0207972270364" calcext:value-type="float">
            <text:p>0.440207972270364</text:p>
          </table:table-cell>
          <table:table-cell office:value-type="float" office:value="0.536922856323487" calcext:value-type="float">
            <text:p>0.536922856323487</text:p>
          </table:table-cell>
          <table:table-cell office:value-type="float" office:value="0.6491" calcext:value-type="float">
            <text:p>0.6491</text:p>
          </table:table-cell>
          <table:table-cell table:formula="of:=[.D9]-0.0835" office:value-type="float" office:value="0.5656" calcext:value-type="float">
            <text:p>0.5656</text:p>
          </table:table-cell>
          <table:table-cell office:value-type="float" office:value="0.60012775" calcext:value-type="float">
            <text:p>0.600127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8372310570627" calcext:value-type="float">
            <text:p>0.458372310570627</text:p>
          </table:table-cell>
          <table:table-cell office:value-type="float" office:value="0.554174643865399" calcext:value-type="float">
            <text:p>0.554174643865399</text:p>
          </table:table-cell>
          <table:table-cell office:value-type="float" office:value="0.6519" calcext:value-type="float">
            <text:p>0.6519</text:p>
          </table:table-cell>
          <table:table-cell table:formula="of:=[.D10]-0.0835" office:value-type="float" office:value="0.5684" calcext:value-type="float">
            <text:p>0.5684</text:p>
          </table:table-cell>
          <table:table-cell office:value-type="float" office:value="0.60744378" calcext:value-type="float">
            <text:p>0.60744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6693897164825" calcext:value-type="float">
            <text:p>0.476693897164825</text:p>
          </table:table-cell>
          <table:table-cell office:value-type="float" office:value="0.555249310949637" calcext:value-type="float">
            <text:p>0.555249310949637</text:p>
          </table:table-cell>
          <table:table-cell office:value-type="float" office:value="0.6452" calcext:value-type="float">
            <text:p>0.6452</text:p>
          </table:table-cell>
          <table:table-cell table:formula="of:=[.D11]-0.0835" office:value-type="float" office:value="0.5617" calcext:value-type="float">
            <text:p>0.5617</text:p>
          </table:table-cell>
          <table:table-cell office:value-type="float" office:value="0.6013521" calcext:value-type="float">
            <text:p>0.60135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946946946947" calcext:value-type="float">
            <text:p>0.46946946946947</text:p>
          </table:table-cell>
          <table:table-cell office:value-type="float" office:value="0.564746583636049" calcext:value-type="float">
            <text:p>0.564746583636049</text:p>
          </table:table-cell>
          <table:table-cell office:value-type="float" office:value="0.6576" calcext:value-type="float">
            <text:p>0.6576</text:p>
          </table:table-cell>
          <table:table-cell table:formula="of:=[.D12]-0.0835" office:value-type="float" office:value="0.5741" calcext:value-type="float">
            <text:p>0.5741</text:p>
          </table:table-cell>
          <table:table-cell office:value-type="float" office:value="0.60173919" calcext:value-type="float">
            <text:p>0.60173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6468273487457" calcext:value-type="float">
            <text:p>0.456468273487457</text:p>
          </table:table-cell>
          <table:table-cell office:value-type="float" office:value="0.559" calcext:value-type="float">
            <text:p>0.559</text:p>
          </table:table-cell>
          <table:table-cell office:value-type="float" office:value="0.6514" calcext:value-type="float">
            <text:p>0.6514</text:p>
          </table:table-cell>
          <table:table-cell table:formula="of:=[.D13]-0.0835" office:value-type="float" office:value="0.5679" calcext:value-type="float">
            <text:p>0.5679</text:p>
          </table:table-cell>
          <table:table-cell office:value-type="float" office:value="0.60405102" calcext:value-type="float">
            <text:p>0.60405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512173128945" calcext:value-type="float">
            <text:p>0.48512173128945</text:p>
          </table:table-cell>
          <table:table-cell office:value-type="float" office:value="0.553" calcext:value-type="float">
            <text:p>0.553</text:p>
          </table:table-cell>
          <table:table-cell office:value-type="float" office:value="0.6586" calcext:value-type="float">
            <text:p>0.6586</text:p>
          </table:table-cell>
          <table:table-cell table:formula="of:=[.D14]-0.0835" office:value-type="float" office:value="0.5751" calcext:value-type="float">
            <text:p>0.5751</text:p>
          </table:table-cell>
          <table:table-cell office:value-type="float" office:value="0.60568455" calcext:value-type="float">
            <text:p>0.605684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1000481000481" calcext:value-type="float">
            <text:p>0.48100048100048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617" calcext:value-type="float">
            <text:p>0.6617</text:p>
          </table:table-cell>
          <table:table-cell table:formula="of:=[.D15]-0.0835" office:value-type="float" office:value="0.5782" calcext:value-type="float">
            <text:p>0.5782</text:p>
          </table:table-cell>
          <table:table-cell office:value-type="float" office:value="0.60725451" calcext:value-type="float">
            <text:p>0.60725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2211302211302" calcext:value-type="float">
            <text:p>0.502211302211302</text:p>
          </table:table-cell>
          <table:table-cell office:value-type="float" office:value="0.560846560846561" calcext:value-type="float">
            <text:p>0.560846560846561</text:p>
          </table:table-cell>
          <table:table-cell office:value-type="float" office:value="0.6567" calcext:value-type="float">
            <text:p>0.6567</text:p>
          </table:table-cell>
          <table:table-cell table:formula="of:=[.D16]-0.0835" office:value-type="float" office:value="0.5732" calcext:value-type="float">
            <text:p>0.5732</text:p>
          </table:table-cell>
          <table:table-cell office:value-type="float" office:value="0.61349179" calcext:value-type="float">
            <text:p>0.613491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920245398773" calcext:value-type="float">
            <text:p>0.50920245398773</text:p>
          </table:table-cell>
          <table:table-cell office:value-type="float" office:value="0.551068713240568" calcext:value-type="float">
            <text:p>0.551068713240568</text:p>
          </table:table-cell>
          <table:table-cell office:value-type="float" office:value="0.656" calcext:value-type="float">
            <text:p>0.656</text:p>
          </table:table-cell>
          <table:table-cell table:formula="of:=[.D17]-0.0835" office:value-type="float" office:value="0.5725" calcext:value-type="float">
            <text:p>0.5725</text:p>
          </table:table-cell>
          <table:table-cell office:value-type="float" office:value="0.61728661" calcext:value-type="float">
            <text:p>0.61728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072625698324" calcext:value-type="float">
            <text:p>0.53072625698324</text:p>
          </table:table-cell>
          <table:table-cell office:value-type="float" office:value="0.560707545424268" calcext:value-type="float">
            <text:p>0.560707545424268</text:p>
          </table:table-cell>
          <table:table-cell office:value-type="float" office:value="0.6536" calcext:value-type="float">
            <text:p>0.6536</text:p>
          </table:table-cell>
          <table:table-cell table:formula="of:=[.D18]-0.0835" office:value-type="float" office:value="0.5701" calcext:value-type="float">
            <text:p>0.5701</text:p>
          </table:table-cell>
          <table:table-cell office:value-type="float" office:value="0.617691" calcext:value-type="float">
            <text:p>0.6176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4355300859599" calcext:value-type="float">
            <text:p>0.524355300859599</text:p>
          </table:table-cell>
          <table:table-cell office:value-type="float" office:value="0.570298802551572" calcext:value-type="float">
            <text:p>0.570298802551572</text:p>
          </table:table-cell>
          <table:table-cell office:value-type="float" office:value="0.6675" calcext:value-type="float">
            <text:p>0.6675</text:p>
          </table:table-cell>
          <table:table-cell table:formula="of:=[.D19]-0.0835" office:value-type="float" office:value="0.584" calcext:value-type="float">
            <text:p>0.584</text:p>
          </table:table-cell>
          <table:table-cell office:value-type="float" office:value="0.61815439" calcext:value-type="float">
            <text:p>0.61815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7411764705882" calcext:value-type="float">
            <text:p>0.537411764705882</text:p>
          </table:table-cell>
          <table:table-cell office:value-type="float" office:value="0.583718503056508" calcext:value-type="float">
            <text:p>0.583718503056508</text:p>
          </table:table-cell>
          <table:table-cell office:value-type="float" office:value="0.6705" calcext:value-type="float">
            <text:p>0.6705</text:p>
          </table:table-cell>
          <table:table-cell table:formula="of:=[.D20]-0.0835" office:value-type="float" office:value="0.587" calcext:value-type="float">
            <text:p>0.587</text:p>
          </table:table-cell>
          <table:table-cell office:value-type="float" office:value="0.6214794" calcext:value-type="float">
            <text:p>0.6214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2986425339366" calcext:value-type="float">
            <text:p>0.542986425339366</text:p>
          </table:table-cell>
          <table:table-cell office:value-type="float" office:value="0.585164734032763" calcext:value-type="float">
            <text:p>0.585164734032763</text:p>
          </table:table-cell>
          <table:table-cell office:value-type="float" office:value="0.6626" calcext:value-type="float">
            <text:p>0.6626</text:p>
          </table:table-cell>
          <table:table-cell table:formula="of:=[.D21]-0.0835" office:value-type="float" office:value="0.5791" calcext:value-type="float">
            <text:p>0.5791</text:p>
          </table:table-cell>
          <table:table-cell office:value-type="float" office:value="0.628166" calcext:value-type="float">
            <text:p>0.628166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8:10:21.462120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2:22:26.526497341</meta:creation-date>
    <dc:date>2019-05-14T14:44:46.760613495</dc:date>
    <meta:editing-duration>P3DT8H13M16S</meta:editing-duration>
    <meta:editing-cycles>41</meta:editing-cycles>
    <meta:generator>LibreOffice/6.0.7.3$Linux_X86_64 LibreOffice_project/00m0$Build-3</meta:generator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o Light'" style:font-style-name="Light" fo:font-size="12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Lato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Lato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Lato" style:font-style-name="Regular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8cm" svg:height="10.721cm" xlink:href=".." xlink:type="simple" chart:class="chart:line" chart:style-name="ch1">
        <chart:title svg:x="4.199cm" svg:y="0.35cm" chart:style-name="ch2">
          <text:p>Performance vs Training Size</text:p>
        </chart:title>
        <chart:legend chart:legend-position="bottom" svg:x="3.481cm" svg:y="10.17cm" style:legend-expansion="wide" chart:style-name="ch3"/>
        <chart:plot-area chart:style-name="ch4" table:cell-range-address="Sheet1.A1:Sheet1.C21" chart:data-source-has-labels="both" svg:x="1.231cm" svg:y="1.233cm" svg:width="12.274cm" svg:height="7.613cm">
          <chartooo:coordinate-region svg:x="2.163cm" svg:y="1.408cm" svg:width="11.141cm" svg:height="6.839cm"/>
          <chart:axis chart:dimension="x" chart:name="primary-x" chart:style-name="ch5" chartooo:axis-type="auto">
            <chartooo:date-scale/>
            <chart:title svg:x="5.659cm" svg:y="9.061cm" chart:style-name="ch6">
              <text:p># of training directories</text:p>
            </chart:title>
            <chart:categories table:cell-range-address="Sheet1.A2:Sheet1.A21"/>
          </chart:axis>
          <chart:axis chart:dimension="y" chart:name="primary-y" chart:style-name="ch7">
            <chart:title svg:x="0.451cm" svg:y="5.81cm" chart:style-name="ch8">
              <text:p>CoNLL F1</text:p>
            </chart:title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series chart:style-name="ch10" chart:values-cell-range-address="Sheet1.C2:Sheet1.C21" chart:label-cell-address="Sheet1.C1:Sheet1.C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LSTM (wd)</text:p>
                <draw:g>
                  <svg:desc>Sheet1.B1:Sheet1.B1</svg:desc>
                </draw:g>
              </table:table-cell>
              <table:table-cell office:value-type="string">
                <text:p>TreeLSTM (cd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0.327636515214673">
                <text:p>0.327636515214673</text:p>
                <draw:g>
                  <svg:desc>Sheet1.B2:Sheet1.B21</svg:desc>
                </draw:g>
              </table:table-cell>
              <table:table-cell office:value-type="float" office:value="0.457830610974417">
                <text:p>0.457830610974417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37494220989367">
                <text:p>0.337494220989367</text:p>
              </table:table-cell>
              <table:table-cell office:value-type="float" office:value="0.472762711294821">
                <text:p>0.4727627112948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77274744784731">
                <text:p>0.377274744784731</text:p>
              </table:table-cell>
              <table:table-cell office:value-type="float" office:value="0.483564396907041">
                <text:p>0.483564396907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29665071770335">
                <text:p>0.429665071770335</text:p>
              </table:table-cell>
              <table:table-cell office:value-type="float" office:value="0.494626590699737">
                <text:p>0.4946265906997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822429906542">
                <text:p>0.41822429906542</text:p>
              </table:table-cell>
              <table:table-cell office:value-type="float" office:value="0.514023457419684">
                <text:p>0.5140234574196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8500651890482">
                <text:p>0.448500651890482</text:p>
              </table:table-cell>
              <table:table-cell office:value-type="float" office:value="0.526401587639096">
                <text:p>0.5264015876390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1073825503356">
                <text:p>0.411073825503356</text:p>
              </table:table-cell>
              <table:table-cell office:value-type="float" office:value="0.525095524901237">
                <text:p>0.5250955249012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0207972270364">
                <text:p>0.440207972270364</text:p>
              </table:table-cell>
              <table:table-cell office:value-type="float" office:value="0.536922856323487">
                <text:p>0.5369228563234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58372310570627">
                <text:p>0.458372310570627</text:p>
              </table:table-cell>
              <table:table-cell office:value-type="float" office:value="0.554174643865399">
                <text:p>0.554174643865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76693897164825">
                <text:p>0.476693897164825</text:p>
              </table:table-cell>
              <table:table-cell office:value-type="float" office:value="0.555249310949637">
                <text:p>0.5552493109496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946946946947">
                <text:p>0.46946946946947</text:p>
              </table:table-cell>
              <table:table-cell office:value-type="float" office:value="0.564746583636049">
                <text:p>0.564746583636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6468273487457">
                <text:p>0.456468273487457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8512173128945">
                <text:p>0.48512173128945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81000481000481">
                <text:p>0.48100048100048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02211302211302">
                <text:p>0.502211302211302</text:p>
              </table:table-cell>
              <table:table-cell office:value-type="float" office:value="0.560846560846561">
                <text:p>0.5608465608465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0920245398773">
                <text:p>0.50920245398773</text:p>
              </table:table-cell>
              <table:table-cell office:value-type="float" office:value="0.551068713240568">
                <text:p>0.5510687132405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3072625698324">
                <text:p>0.53072625698324</text:p>
              </table:table-cell>
              <table:table-cell office:value-type="float" office:value="0.560707545424268">
                <text:p>0.5607075454242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24355300859599">
                <text:p>0.524355300859599</text:p>
              </table:table-cell>
              <table:table-cell office:value-type="float" office:value="0.570298802551572">
                <text:p>0.5702988025515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7411764705882">
                <text:p>0.537411764705882</text:p>
              </table:table-cell>
              <table:table-cell office:value-type="float" office:value="0.583718503056508">
                <text:p>0.5837185030565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2986425339366">
                <text:p>0.542986425339366</text:p>
              </table:table-cell>
              <table:table-cell office:value-type="float" office:value="0.585164734032763">
                <text:p>0.585164734032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